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1.905cm" style:use-optimal-column-width="true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6.111875cm"/>
    </style:style>
    <style:style style:name="co4" style:family="table-column">
      <style:table-column-properties fo:break-before="auto" style:column-width="6.61458333333333cm" style:use-optimal-column-width="true"/>
    </style:style>
    <style:style style:name="co5" style:family="table-column">
      <style:table-column-properties fo:break-before="auto" style:column-width="2.64583333333333cm" style:use-optimal-column-width="true"/>
    </style:style>
    <style:style style:name="co6" style:family="table-column">
      <style:table-column-properties fo:break-before="auto" style:column-width="5.159375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4.7625cm" style:use-optimal-column-width="true"/>
    </style:style>
    <style:style style:name="co9" style:family="table-column">
      <style:table-column-properties fo:break-before="auto" style:column-width="1.40229166666667cm"/>
    </style:style>
    <style:style style:name="co10" style:family="table-column">
      <style:table-column-properties fo:break-before="auto" style:column-width="2.2225cm" style:use-optimal-column-width="true"/>
    </style:style>
    <style:style style:name="co11" style:family="table-column">
      <style:table-column-properties fo:break-before="auto" style:column-width="1.5610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7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6372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Gegevens:</text:p>
          </table:table-cell>
          <table:table-cell table:style-name="ce1"/>
          <table:table-cell office:value-type="string" table:style-name="ce1">
            <text:p>Coral Dev Board</text:p>
          </table:table-cell>
          <table:table-cell office:value-type="string" table:style-name="ce1">
            <text:p>Nvidia Jetson Nano</text:p>
          </table:table-cell>
          <table:table-cell office:value-type="string" table:style-name="ce1">
            <text:p>Raspberri Pi 3B</text:p>
          </table:table-cell>
          <table:table-cell office:value-type="string" table:style-name="ce1">
            <text:p>PC</text:p>
          </table:table-cell>
          <table:table-cell table:number-columns-repeated="2" table:style-name="ce1"/>
          <table:table-cell office:value-type="string" table:style-name="ce1">
            <text:p>compair</text:p>
          </table:table-cell>
          <table:table-cell table:number-columns-repeated="3" table:style-name="ce1"/>
          <table:table-cell office:value-type="string" table:style-name="ce1">
            <text:p>friction</text:p>
          </table:table-cell>
          <table:table-cell table:number-columns-repeated="3" table:style-name="ce1"/>
          <table:table-cell office:value-type="string" table:style-name="ce1">
            <text:p>narendra4</text:p>
          </table:table-cell>
          <table:table-cell table:number-columns-repeated="3" table:style-name="ce1"/>
          <table:table-cell office:value-type="string" table:style-name="ce1">
            <text:p>pt2</text:p>
          </table:table-cell>
          <table:table-cell table:number-columns-repeated="3" table:style-name="ce1"/>
          <table:table-cell office:value-type="string" table:style-name="ce1">
            <text:p>P0Y0_narendra4<text:s/></text:p>
          </table:table-cell>
          <table:table-cell table:number-columns-repeated="3" table:style-name="ce1"/>
          <table:table-cell office:value-type="string" table:style-name="ce1">
            <text:p>gradient</text:p>
          </table:table-cell>
          <table:table-cell table:number-columns-repeated="3" table:style-name="ce1"/>
          <table:table-cell office:value-type="string" table:style-name="ce1">
            <text:p>Im Rec<text:s/></text:p>
          </table:table-cell>
          <table:table-cell table:number-columns-repeated="3" table:style-name="ce1"/>
          <table:table-cell office:value-type="string" table:style-name="ce1">
            <text:p>FashionMNIST</text:p>
          </table:table-cell>
          <table:table-cell table:number-columns-repeated="3" table:style-name="ce1"/>
          <table:table-cell office:value-type="string" table:style-name="ce1">
            <text:p>total</text:p>
          </table:table-cell>
          <table:table-cell table:number-columns-repeated="16343" table:style-name="ce1"/>
        </table:table-row>
        <table:table-row table:style-name="ro1">
          <table:table-cell office:value-type="string" table:style-name="ce1">
            <text:p>GPU</text:p>
          </table:table-cell>
          <table:table-cell table:style-name="ce1"/>
          <table:table-cell office:value-type="string" table:style-name="ce1">
            <text:p>Integrated GC7000 Lite Graphics</text:p>
          </table:table-cell>
          <table:table-cell office:value-type="string" table:style-name="ce1">
            <text:p>128-core Maxwell met 128 CUDA-cores</text:p>
          </table:table-cell>
          <table:table-cell office:value-type="string" table:style-name="ce1">
            <text:p>n.v.t.</text:p>
          </table:table-cell>
          <table:table-cell office:value-type="string" table:style-name="ce1">
            <text:p>Nvidia GeForce GTX 1050</text:p>
          </table:table-cell>
          <table:table-cell table:number-columns-repeated="2" table:style-name="ce1"/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office:value-type="string" table:style-name="ce1">
            <text:p>PC</text:p>
          </table:table-cell>
          <table:table-cell office:value-type="string" table:style-name="ce1">
            <text:p>PI</text:p>
          </table:table-cell>
          <table:table-cell office:value-type="string" table:style-name="ce1">
            <text:p>NANO</text:p>
          </table:table-cell>
          <table:table-cell office:value-type="string" table:style-name="ce1">
            <text:p>CORAL</text:p>
          </table:table-cell>
          <table:table-cell table:number-columns-repeated="16340"/>
        </table:table-row>
        <table:table-row table:style-name="ro1">
          <table:table-cell table:number-columns-repeated="7" table:style-name="ce1"/>
          <table:table-cell office:value-type="string" table:style-name="ce2">
            <text:p>tijd</text:p>
          </table:table-cell>
          <table:table-cell office:value-type="float" office:value="2.708E-2" table:style-name="ce1">
            <text:p>0,02708</text:p>
          </table:table-cell>
          <table:table-cell office:value-type="float" office:value="1.736E-2" table:style-name="ce1">
            <text:p>0,01736</text:p>
          </table:table-cell>
          <table:table-cell office:value-type="float" office:value="0.14191000000000001" table:style-name="ce1">
            <text:p>0,14191</text:p>
          </table:table-cell>
          <table:table-cell office:value-type="float" office:value="0.15967000000000001" table:style-name="ce1">
            <text:p>0,15967</text:p>
          </table:table-cell>
          <table:table-cell office:value-type="float" office:value="6.45E-3" table:style-name="ce1">
            <text:p>0,00645</text:p>
          </table:table-cell>
          <table:table-cell office:value-type="float" office:value="1.16E-3" table:style-name="ce1">
            <text:p>0,00116</text:p>
          </table:table-cell>
          <table:table-cell office:value-type="float" office:value="4.8890000000000003E-2" table:style-name="ce1">
            <text:p>0,04889</text:p>
          </table:table-cell>
          <table:table-cell office:value-type="float" office:value="5.5280000000000003E-2" table:style-name="ce1">
            <text:p>0,05528</text:p>
          </table:table-cell>
          <table:table-cell office:value-type="float" office:value="3.1649999999999998E-2" table:style-name="ce1">
            <text:p>0,03165</text:p>
          </table:table-cell>
          <table:table-cell office:value-type="float" office:value="1.5859999999999999E-2" table:style-name="ce1">
            <text:p>0,01586</text:p>
          </table:table-cell>
          <table:table-cell office:value-type="float" office:value="0.21268999999999999" table:style-name="ce1">
            <text:p>0,21269</text:p>
          </table:table-cell>
          <table:table-cell office:value-type="float" office:value="0.2278" table:style-name="ce1">
            <text:p>0,2278</text:p>
          </table:table-cell>
          <table:table-cell office:value-type="float" office:value="1.738E-2" table:style-name="ce1">
            <text:p>0,01738</text:p>
          </table:table-cell>
          <table:table-cell office:value-type="float" office:value="8.2799999999999992E-3" table:style-name="ce1">
            <text:p>0,00828</text:p>
          </table:table-cell>
          <table:table-cell office:value-type="float" office:value="0.11276" table:style-name="ce1">
            <text:p>0,11276</text:p>
          </table:table-cell>
          <table:table-cell office:value-type="float" office:value="0.11781999999999999" table:style-name="ce1">
            <text:p>0,11782</text:p>
          </table:table-cell>
          <table:table-cell office:value-type="float" office:value="6.5700000000000003E-3" table:style-name="ce1">
            <text:p>0,00657</text:p>
          </table:table-cell>
          <table:table-cell office:value-type="float" office:value="2.9999999999999997E-4" table:style-name="ce1">
            <text:p>0,0003</text:p>
          </table:table-cell>
          <table:table-cell office:value-type="float" office:value="4.1880000000000001E-2" table:style-name="ce1">
            <text:p>0,04188</text:p>
          </table:table-cell>
          <table:table-cell office:value-type="float" office:value="4.4560000000000002E-2" table:style-name="ce1">
            <text:p>0,04456</text:p>
          </table:table-cell>
          <table:table-cell office:value-type="float" office:value="0.84197" table:style-name="ce1">
            <text:p>0,84197</text:p>
          </table:table-cell>
          <table:table-cell office:value-type="float" office:value="0.77129999999999999" table:style-name="ce1">
            <text:p>0,7713</text:p>
          </table:table-cell>
          <table:table-cell office:value-type="float" office:value="4.6847000000000003" table:style-name="ce1">
            <text:p>4,6847</text:p>
          </table:table-cell>
          <table:table-cell office:value-type="float" office:value="4.8361299999999998" table:style-name="ce1">
            <text:p>4,83613</text:p>
          </table:table-cell>
          <table:table-cell office:value-type="float" office:value="5.4710000000000001" table:style-name="ce1">
            <text:p>5,471</text:p>
          </table:table-cell>
          <table:table-cell office:value-type="float" office:value="5.4720000000000004" table:style-name="ce1">
            <text:p>5,472</text:p>
          </table:table-cell>
          <table:table-cell office:value-type="float" office:value="12.172420000000001" table:style-name="ce1">
            <text:p>12,17242</text:p>
          </table:table-cell>
          <table:table-cell office:value-type="float" office:value="23.34684" table:style-name="ce1">
            <text:p>23,34684</text:p>
          </table:table-cell>
          <table:table-cell office:value-type="float" office:value="0.36608000000000002" table:style-name="ce1">
            <text:p>0,36608</text:p>
          </table:table-cell>
          <table:table-cell office:value-type="float" office:value="0.3523" table:style-name="ce1">
            <text:p>0,3523</text:p>
          </table:table-cell>
          <table:table-cell office:value-type="float" office:value="0.66934000000000005" table:style-name="ce1">
            <text:p>0,66934</text:p>
          </table:table-cell>
          <table:table-cell office:value-type="float" office:value="1.10883" table:style-name="ce1">
            <text:p>1,10883</text:p>
          </table:table-cell>
          <table:table-cell office:value-type="float" office:value="6.77" table:style-name="ce1">
            <text:p>6,77</text:p>
          </table:table-cell>
          <table:table-cell office:value-type="float" office:value="6.85" table:style-name="ce1">
            <text:p>6,85</text:p>
          </table:table-cell>
          <table:table-cell office:value-type="float" office:value="18.114470000000001" table:style-name="ce1">
            <text:p>18,11447</text:p>
          </table:table-cell>
          <table:table-cell office:value-type="float" office:value="29.929950000000002" table:style-name="ce1">
            <text:p>29,92995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CPU</text:p>
          </table:table-cell>
          <table:table-cell table:style-name="ce1"/>
          <table:table-cell office:value-type="string" table:style-name="ce1">
            <text:p>NXP i.MX 8M SOC (quad Cortex-A53, Cortex-M4F) + coprocessor Google Edge TPU</text:p>
          </table:table-cell>
          <table:table-cell office:value-type="string" table:style-name="ce1">
            <text:p><text:s/>Quad-core ARM A57 @ 1.43 GHz</text:p>
          </table:table-cell>
          <table:table-cell office:value-type="string" table:style-name="ce1">
            <text:p>Quad Core Broadcom BCM2837 64 bit</text:p>
          </table:table-cell>
          <table:table-cell office:value-type="string" table:style-name="ce1">
            <text:p>Intel® Core <text:s/>i5-7300HQ 4 cores</text:p>
          </table:table-cell>
          <table:table-cell table:style-name="ce1"/>
          <table:table-cell office:value-type="string" table:style-name="ce2">
            <text:p>CPU</text:p>
          </table:table-cell>
          <table:table-cell office:value-type="float" office:value="41.541249999999998" table:style-name="ce1">
            <text:p>41,54125</text:p>
          </table:table-cell>
          <table:table-cell office:value-type="float" office:value="9.7087500000000002" table:style-name="ce1">
            <text:p>9,70875</text:p>
          </table:table-cell>
          <table:table-cell office:value-type="float" office:value="25.6525" table:style-name="ce1">
            <text:p>25,6525</text:p>
          </table:table-cell>
          <table:table-cell office:value-type="float" office:value="25.077500000000001" table:style-name="ce1">
            <text:p>25,0775</text:p>
          </table:table-cell>
          <table:table-cell office:value-type="float" office:value="21.25" table:style-name="ce1">
            <text:p>21,25</text:p>
          </table:table-cell>
          <table:table-cell office:value-type="float" office:value="2.1924999999999999" table:style-name="ce1">
            <text:p>2,19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6.666249999999998" table:style-name="ce1">
            <text:p>46,66625</text:p>
          </table:table-cell>
          <table:table-cell office:value-type="float" office:value="3.9112499999999999" table:style-name="ce1">
            <text:p>3,91125</text:p>
          </table:table-cell>
          <table:table-cell office:value-type="float" office:value="25.393374999999999" table:style-name="ce1">
            <text:p>25,393375</text:p>
          </table:table-cell>
          <table:table-cell office:value-type="float" office:value="25.052499999999998" table:style-name="ce1">
            <text:p>25,0525</text:p>
          </table:table-cell>
          <table:table-cell office:value-type="float" office:value="51.25" table:style-name="ce1">
            <text:p>51,25</text:p>
          </table:table-cell>
          <table:table-cell office:value-type="float" office:value="1.8912500000000001" table:style-name="ce1">
            <text:p>1,89125</text:p>
          </table:table-cell>
          <table:table-cell office:value-type="float" office:value="26.99625" table:style-name="ce1">
            <text:p>26,99625</text:p>
          </table:table-cell>
          <table:table-cell office:value-type="float" office:value="25" table:style-name="ce1">
            <text:p>25</text:p>
          </table:table-cell>
          <table:table-cell office:value-type="float" office:value="26.25" table:style-name="ce1">
            <text:p>26,25</text:p>
          </table:table-cell>
          <table:table-cell office:value-type="float" office:value="6.2612500000000004" table:style-name="ce1">
            <text:p>6,26125</text:p>
          </table:table-cell>
          <table:table-cell office:value-type="float" office:value="25" table:style-name="ce1">
            <text:p>25</text:p>
          </table:table-cell>
          <table:table-cell office:value-type="float" office:value="25" table:style-name="ce1">
            <text:p>25</text:p>
          </table:table-cell>
          <table:table-cell office:value-type="float" office:value="49.952500000000001" table:style-name="ce1">
            <text:p>49,9525</text:p>
          </table:table-cell>
          <table:table-cell office:value-type="float" office:value="2.1237499999999998" table:style-name="ce1">
            <text:p>2,12375</text:p>
          </table:table-cell>
          <table:table-cell office:value-type="float" office:value="25.876249999999999" table:style-name="ce1">
            <text:p>25,87625</text:p>
          </table:table-cell>
          <table:table-cell office:value-type="float" office:value="25.077500000000001" table:style-name="ce1">
            <text:p>25,0775</text:p>
          </table:table-cell>
          <table:table-cell office:value-type="float" office:value="50.542499999999997" table:style-name="ce1">
            <text:p>50,5425</text:p>
          </table:table-cell>
          <table:table-cell office:value-type="float" office:value="6.13" table:style-name="ce1">
            <text:p>6,13</text:p>
          </table:table-cell>
          <table:table-cell office:value-type="float" office:value="65.298749999999998" table:style-name="ce1">
            <text:p>65,29875</text:p>
          </table:table-cell>
          <table:table-cell office:value-type="float" office:value="56.308750000000003" table:style-name="ce1">
            <text:p>56,30875</text:p>
          </table:table-cell>
          <table:table-cell office:value-type="float" office:value="26.727499999999999" table:style-name="ce1">
            <text:p>26,7275</text:p>
          </table:table-cell>
          <table:table-cell office:value-type="float" office:value="13.03125" table:style-name="ce1">
            <text:p>13,03125</text:p>
          </table:table-cell>
          <table:table-cell office:value-type="float" office:value="25.39" table:style-name="ce1">
            <text:p>25,39</text:p>
          </table:table-cell>
          <table:table-cell office:value-type="float" office:value="25.022500000000001" table:style-name="ce1">
            <text:p>25,0225</text:p>
          </table:table-cell>
          <table:table-cell office:value-type="float" office:value="1.175" table:style-name="ce1">
            <text:p>1,175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1.625" table:style-name="ce1">
            <text:p>1,625</text:p>
          </table:table-cell>
          <table:table-cell table:number-columns-repeated="16340"/>
        </table:table-row>
        <table:table-row table:style-name="ro1">
          <table:table-cell table:style-name="ce1"/>
          <table:table-cell office:value-type="string" table:style-name="ce1">
            <text:p>Clockspeed (GHz)</text:p>
          </table:table-cell>
          <table:table-cell office:value-type="float" office:value="1.7" table:style-name="ce1">
            <text:p>1,7</text:p>
          </table:table-cell>
          <table:table-cell office:value-type="float" office:value="1.43" table:style-name="ce1">
            <text:p>1,43</text:p>
          </table:table-cell>
          <table:table-cell office:value-type="float" office:value="1.2" table:style-name="ce1">
            <text:p>1,2</text:p>
          </table:table-cell>
          <table:table-cell office:value-type="float" office:value="2.5" table:style-name="ce1">
            <text:p>2,5</text:p>
          </table:table-cell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Memory</text:p>
          </table:table-cell>
          <table:table-cell table:style-name="ce1"/>
          <table:table-cell office:value-type="string" table:style-name="ce1">
            <text:p>8 GB on-board eMMC flash</text:p>
          </table:table-cell>
          <table:table-cell office:value-type="string" table:style-name="ce1">
            <text:p>4 GB 64-bit LPDDR4 25.6 GB/s</text:p>
          </table:table-cell>
          <table:table-cell office:value-type="string" table:style-name="ce1">
            <text:p>1 GB RAM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tijd/ MHz</text:p>
          </table:table-cell>
          <table:table-cell office:value-type="float" office:value="1.0832E-2" table:formula="of:=[.I4]/[.$F$6]" table:style-name="ce1">
            <text:p>0,010832</text:p>
          </table:table-cell>
          <table:table-cell office:value-type="float" office:value="1.4466666666666668E-2" table:formula="of:=[.J4]/[.$E$6]" table:style-name="ce1">
            <text:p>0,014466667</text:p>
          </table:table-cell>
          <table:table-cell office:value-type="float" office:value="9.9237762237762248E-2" table:formula="of:=[.K4]/[.$D$6]" table:style-name="ce1">
            <text:p>0,099237762</text:p>
          </table:table-cell>
          <table:table-cell office:value-type="float" office:value="9.3923529411764711E-2" table:formula="of:=[.L4]/[.$C$6]" table:style-name="ce1">
            <text:p>0,093923529</text:p>
          </table:table-cell>
          <table:table-cell office:value-type="float" office:value="2.5799999999999998E-3" table:formula="of:=[.M4]/[.$F$6]" table:style-name="ce1">
            <text:p>0,00258</text:p>
          </table:table-cell>
          <table:table-cell office:value-type="float" office:value="9.6666666666666667E-4" table:formula="of:=[.N4]/[.$E$6]" table:style-name="ce1">
            <text:p>0,000966667</text:p>
          </table:table-cell>
          <table:table-cell office:value-type="float" office:value="3.4188811188811195E-2" table:formula="of:=[.O4]/[.$D$6]" table:style-name="ce1">
            <text:p>0,034188811</text:p>
          </table:table-cell>
          <table:table-cell office:value-type="float" office:value="3.2517647058823533E-2" table:formula="of:=[.P4]/[.$C$6]" table:style-name="ce1">
            <text:p>0,032517647</text:p>
          </table:table-cell>
          <table:table-cell office:value-type="float" office:value="1.2659999999999999E-2" table:formula="of:=[.Q4]/[.$F$6]" table:style-name="ce1">
            <text:p>0,01266</text:p>
          </table:table-cell>
          <table:table-cell office:value-type="float" office:value="1.3216666666666666E-2" table:formula="of:=[.R4]/[.$E$6]" table:style-name="ce1">
            <text:p>0,013216667</text:p>
          </table:table-cell>
          <table:table-cell office:value-type="float" office:value="0.14873426573426574" table:formula="of:=[.S4]/[.$D$6]" table:style-name="ce1">
            <text:p>0,148734266</text:p>
          </table:table-cell>
          <table:table-cell office:value-type="float" office:value="0.13400000000000001" table:formula="of:=[.T4]/[.$C$6]" table:style-name="ce1">
            <text:p>0,134</text:p>
          </table:table-cell>
          <table:table-cell office:value-type="float" office:value="6.9519999999999998E-3" table:formula="of:=[.U4]/[.$F$6]" table:style-name="ce1">
            <text:p>0,006952</text:p>
          </table:table-cell>
          <table:table-cell office:value-type="float" office:value="6.8999999999999999E-3" table:formula="of:=[.V4]/[.$E$6]" table:style-name="ce1">
            <text:p>0,0069</text:p>
          </table:table-cell>
          <table:table-cell office:value-type="float" office:value="7.8853146853146858E-2" table:formula="of:=[.W4]/[.$D$6]" table:style-name="ce1">
            <text:p>0,078853147</text:p>
          </table:table-cell>
          <table:table-cell office:value-type="float" office:value="6.9305882352941175E-2" table:formula="of:=[.X4]/[.$C$6]" table:style-name="ce1">
            <text:p>0,069305882</text:p>
          </table:table-cell>
          <table:table-cell office:value-type="float" office:value="2.6280000000000001E-3" table:formula="of:=[.Y4]/[.$F$6]" table:style-name="ce1">
            <text:p>0,002628</text:p>
          </table:table-cell>
          <table:table-cell office:value-type="float" office:value="2.5000000000000001E-4" table:formula="of:=[.Z4]/[.$E$6]" table:style-name="ce1">
            <text:p>0,00025</text:p>
          </table:table-cell>
          <table:table-cell office:value-type="float" office:value="2.9286713286713287E-2" table:formula="of:=[.AA4]/[.$D$6]" table:style-name="ce1">
            <text:p>0,029286713</text:p>
          </table:table-cell>
          <table:table-cell office:value-type="float" office:value="2.6211764705882355E-2" table:formula="of:=[.AB4]/[.$C$6]" table:style-name="ce1">
            <text:p>0,026211765</text:p>
          </table:table-cell>
          <table:table-cell office:value-type="float" office:value="0.33678799999999998" table:formula="of:=[.AC4]/[.$F$6]" table:style-name="ce1">
            <text:p>0,336788</text:p>
          </table:table-cell>
          <table:table-cell office:value-type="float" office:value="0.64275000000000004" table:formula="of:=[.AD4]/[.$E$6]" table:style-name="ce1">
            <text:p>0,64275</text:p>
          </table:table-cell>
          <table:table-cell office:value-type="float" office:value="3.2760139860139863" table:formula="of:=[.AE4]/[.$D$6]" table:style-name="ce1">
            <text:p>3,276013986</text:p>
          </table:table-cell>
          <table:table-cell office:value-type="float" office:value="2.8447823529411767" table:formula="of:=[.AF4]/[.$C$6]" table:style-name="ce1">
            <text:p>2,844782353</text:p>
          </table:table-cell>
          <table:table-cell office:value-type="float" office:value="2.1884000000000001" table:formula="of:=[.AG4]/[.$F$6]" table:style-name="ce1">
            <text:p>2,1884</text:p>
          </table:table-cell>
          <table:table-cell office:value-type="float" office:value="4.5600000000000005" table:formula="of:=[.AH4]/[.$E$6]" table:style-name="ce1">
            <text:p>4,56</text:p>
          </table:table-cell>
          <table:table-cell office:value-type="float" office:value="8.5121818181818192" table:formula="of:=[.AI4]/[.$D$6]" table:style-name="ce1">
            <text:p>8,512181818</text:p>
          </table:table-cell>
          <table:table-cell office:value-type="float" office:value="13.733435294117648" table:formula="of:=[.AJ4]/[.$C$6]" table:style-name="ce1">
            <text:p>13,73343529</text:p>
          </table:table-cell>
          <table:table-cell office:value-type="float" office:value="0.14643200000000001" table:formula="of:=[.AK4]/[.$F$6]" table:style-name="ce1">
            <text:p>0,146432</text:p>
          </table:table-cell>
          <table:table-cell office:value-type="float" office:value="0.29358333333333336" table:formula="of:=[.AL4]/[.$E$6]" table:style-name="ce1">
            <text:p>0,293583333</text:p>
          </table:table-cell>
          <table:table-cell office:value-type="float" office:value="0.46806993006993014" table:formula="of:=[.AM4]/[.$D$6]" table:style-name="ce1">
            <text:p>0,46806993</text:p>
          </table:table-cell>
          <table:table-cell office:value-type="float" office:value="0.65225294117647059" table:formula="of:=[.AN4]/[.$C$6]" table:style-name="ce1">
            <text:p>0,652252941</text:p>
          </table:table-cell>
          <table:table-cell office:value-type="float" office:value="2.7079999999999997" table:formula="of:=[.AO4]/[.$F$6]" table:style-name="ce1">
            <text:p>2,708</text:p>
          </table:table-cell>
          <table:table-cell office:value-type="float" office:value="5.708333333333333" table:formula="of:=[.AP4]/[.$E$6]" table:style-name="ce1">
            <text:p>5,708333333</text:p>
          </table:table-cell>
          <table:table-cell office:value-type="float" office:value="12.66746153846154" table:formula="of:=[.AQ4]/[.$D$6]" table:style-name="ce1">
            <text:p>12,66746154</text:p>
          </table:table-cell>
          <table:table-cell office:value-type="float" office:value="17.605852941176472" table:formula="of:=[.AR4]/[.$C$6]" table:style-name="ce1">
            <text:p>17,60585294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Storage</text:p>
          </table:table-cell>
          <table:table-cell table:style-name="ce1"/>
          <table:table-cell office:value-type="string" table:style-name="ce1">
            <text:p>1GB RAM LPDDR4 + micro SD-slot</text:p>
          </table:table-cell>
          <table:table-cell office:value-type="string" table:style-name="ce1">
            <text:p>micro SD-slot</text:p>
          </table:table-cell>
          <table:table-cell office:value-type="string" table:style-name="ce1">
            <text:p>micro SD slot</text:p>
          </table:table-cell>
          <table:table-cell office:value-type="string" table:style-name="ce1">
            <text:p>128 GB SSD + 1 TB HDD</text:p>
          </table:table-cell>
          <table:table-cell table:style-name="ce1"/>
          <table:table-cell office:value-type="string" table:style-name="ce2">
            <text:p>tijd per cpu%</text:p>
          </table:table-cell>
          <table:table-cell office:value-type="float" office:value="6.5188216531760607E-4" table:formula="of:=[.I4]/[.I5]" table:style-name="ce1">
            <text:p>0,000651882</text:p>
          </table:table-cell>
          <table:table-cell office:value-type="float" office:value="1.7880777649027938E-3" table:formula="of:=[.J4]/[.J5]" table:style-name="ce1">
            <text:p>0,001788078</text:p>
          </table:table-cell>
          <table:table-cell office:value-type="float" office:value="5.5320144235454635E-3" table:formula="of:=[.K4]/[.K5]" table:style-name="ce1">
            <text:p>0,005532014</text:p>
          </table:table-cell>
          <table:table-cell office:value-type="float" office:value="6.3670621074668528E-3" table:formula="of:=[.L4]/[.L5]" table:style-name="ce1">
            <text:p>0,006367062</text:p>
          </table:table-cell>
          <table:table-cell office:value-type="float" office:value="3.0352941176470586E-4" table:formula="of:=[.M4]/[.M5]" table:style-name="ce1">
            <text:p>0,000303529</text:p>
          </table:table-cell>
          <table:table-cell office:value-type="float" office:value="5.2907639680729759E-4" table:formula="of:=[.N4]/[.N5]" table:style-name="ce1">
            <text:p>0,000529076</text:p>
          </table:table-cell>
          <table:table-cell office:value-type="float" office:value="1.9556E-3" table:formula="of:=[.O4]/[.O5]" table:style-name="ce1">
            <text:p>0,0019556</text:p>
          </table:table-cell>
          <table:table-cell office:value-type="float" office:value="2.2112E-3" table:formula="of:=[.P4]/[.P5]" table:style-name="ce1">
            <text:p>0,0022112</text:p>
          </table:table-cell>
          <table:table-cell office:value-type="float" office:value="6.7822034125304687E-4" table:formula="of:=[.Q4]/[.Q5]" table:style-name="ce1">
            <text:p>0,00067822</text:p>
          </table:table-cell>
          <table:table-cell office:value-type="float" office:value="4.0549696388622559E-3" table:formula="of:=[.R4]/[.R5]" table:style-name="ce1">
            <text:p>0,00405497</text:p>
          </table:table-cell>
          <table:table-cell office:value-type="float" office:value="8.375806681860918E-3" table:formula="of:=[.S4]/[.S5]" table:style-name="ce1">
            <text:p>0,008375807</text:p>
          </table:table-cell>
          <table:table-cell office:value-type="float" office:value="9.0929048997106087E-3" table:formula="of:=[.T4]/[.T5]" table:style-name="ce1">
            <text:p>0,009092905</text:p>
          </table:table-cell>
          <table:table-cell office:value-type="float" office:value="3.3912195121951218E-4" table:formula="of:=[.U4]/[.U5]" table:style-name="ce1">
            <text:p>0,000339122</text:p>
          </table:table-cell>
          <table:table-cell office:value-type="float" office:value="4.3780568407138128E-3" table:formula="of:=[.V4]/[.V5]" table:style-name="ce1">
            <text:p>0,004378057</text:p>
          </table:table-cell>
          <table:table-cell office:value-type="float" office:value="4.1768764180210218E-3" table:formula="of:=[.W4]/[.W5]" table:style-name="ce1">
            <text:p>0,004176876</text:p>
          </table:table-cell>
          <table:table-cell office:value-type="float" office:value="4.7127999999999996E-3" table:formula="of:=[.X4]/[.X5]" table:style-name="ce1">
            <text:p>0,0047128</text:p>
          </table:table-cell>
          <table:table-cell office:value-type="float" office:value="2.5028571428571428E-4" table:formula="of:=[.Y4]/[.Y5]" table:style-name="ce1">
            <text:p>0,000250286</text:p>
          </table:table-cell>
          <table:table-cell office:value-type="float" office:value="4.7913755240566971E-5" table:formula="of:=[.Z4]/[.Z5]" table:style-name="ce1">
            <text:p>4,79138E-05</text:p>
          </table:table-cell>
          <table:table-cell office:value-type="float" office:value="1.6752E-3" table:formula="of:=[.AA4]/[.AA5]" table:style-name="ce1">
            <text:p>0,0016752</text:p>
          </table:table-cell>
          <table:table-cell office:value-type="float" office:value="1.7824000000000002E-3" table:formula="of:=[.AB4]/[.AB5]" table:style-name="ce1">
            <text:p>0,0017824</text:p>
          </table:table-cell>
          <table:table-cell office:value-type="float" office:value="1.6855412642009911E-2" table:formula="of:=[.AC4]/[.AC5]" table:style-name="ce1">
            <text:p>0,016855413</text:p>
          </table:table-cell>
          <table:table-cell office:value-type="float" office:value="0.36317834020011774" table:formula="of:=[.AD4]/[.AD5]" table:style-name="ce1">
            <text:p>0,36317834</text:p>
          </table:table-cell>
          <table:table-cell office:value-type="float" office:value="0.18104246171682528" table:formula="of:=[.AE4]/[.AE5]" table:style-name="ce1">
            <text:p>0,181042462</text:p>
          </table:table-cell>
          <table:table-cell office:value-type="float" office:value="0.1928473731432559" table:formula="of:=[.AF4]/[.AF5]" table:style-name="ce1">
            <text:p>0,192847373</text:p>
          </table:table-cell>
          <table:table-cell office:value-type="float" office:value="0.10824553593510412" table:formula="of:=[.AG4]/[.AG5]" table:style-name="ce1">
            <text:p>0,108245536</text:p>
          </table:table-cell>
          <table:table-cell office:value-type="float" office:value="0.89265905383360533" table:formula="of:=[.AH4]/[.AH5]" table:style-name="ce1">
            <text:p>0,892659054</text:p>
          </table:table-cell>
          <table:table-cell office:value-type="float" office:value="0.1864112253297345" table:formula="of:=[.AI4]/[.AI5]" table:style-name="ce1">
            <text:p>0,186411225</text:p>
          </table:table-cell>
          <table:table-cell office:value-type="float" office:value="0.41462188381024262" table:formula="of:=[.AJ4]/[.AJ5]" table:style-name="ce1">
            <text:p>0,414621884</text:p>
          </table:table-cell>
          <table:table-cell office:value-type="float" office:value="1.3696754279300347E-2" table:formula="of:=[.AK4]/[.AK5]" table:style-name="ce1">
            <text:p>0,013696754</text:p>
          </table:table-cell>
          <table:table-cell office:value-type="float" office:value="2.7035011990407674E-2" table:formula="of:=[.AL4]/[.AL5]" table:style-name="ce1">
            <text:p>0,027035012</text:p>
          </table:table-cell>
          <table:table-cell office:value-type="float" office:value="2.6362347380858606E-2" table:formula="of:=[.AM4]/[.AM5]" table:style-name="ce1">
            <text:p>0,026362347</text:p>
          </table:table-cell>
          <table:table-cell office:value-type="float" office:value="4.4313318013787587E-2" table:formula="of:=[.AN4]/[.AN5]" table:style-name="ce1">
            <text:p>0,044313318</text:p>
          </table:table-cell>
          <table:table-cell office:value-type="float" office:value="5.7617021276595741" table:formula="of:=[.AO4]/[.AO5]" table:style-name="ce1">
            <text:p>5,761702128</text:p>
          </table:table-cell>
          <table:table-cell office:value-type="float" office:value="0.27399999999999997" table:formula="of:=[.AP4]/[.AP5]" table:style-name="ce1">
            <text:p>0,274</text:p>
          </table:table-cell>
          <table:table-cell office:value-type="float" office:value="9.0572350000000004" table:formula="of:=[.AQ4]/[.AQ5]" table:style-name="ce1">
            <text:p>9,057235</text:p>
          </table:table-cell>
          <table:table-cell office:value-type="float" office:value="18.41843076923077" table:formula="of:=[.AR4]/[.AR5]" table:style-name="ce1">
            <text:p>18,41843077</text:p>
          </table:table-cell>
          <table:table-cell table:number-columns-repeated="16340"/>
        </table:table-row>
        <table:table-row table:style-name="ro1">
          <table:table-cell office:value-type="string" table:style-name="ce1">
            <text:p>Power</text:p>
          </table:table-cell>
          <table:table-cell table:style-name="ce1"/>
          <table:table-cell office:value-type="string" table:style-name="ce1">
            <text:p><text:s/>0.5 watts for each TOPS - 2 Watt</text:p>
          </table:table-cell>
          <table:table-cell office:value-type="string" table:style-name="ce1">
            <text:p>5 W</text:p>
          </table:table-cell>
          <table:table-cell table:number-columns-repeated="3"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string" table:style-name="ce1">
            <text:p>Prijs</text:p>
          </table:table-cell>
          <table:table-cell office:value-type="string" table:style-name="ce1">
            <text:p>in dollar</text:p>
          </table:table-cell>
          <table:table-cell office:value-type="float" office:value="149.99" table:style-name="ce1">
            <text:p>149,99</text:p>
          </table:table-cell>
          <table:table-cell office:value-type="float" office:value="99" table:style-name="ce1">
            <text:p>99</text:p>
          </table:table-cell>
          <table:table-cell office:value-type="float" office:value="41.5" table:style-name="ce1">
            <text:p>41,5</text:p>
          </table:table-cell>
          <table:table-cell office:value-type="float" office:value="900" table:style-name="ce1">
            <text:p>900</text:p>
          </table:table-cell>
          <table:table-cell table:style-name="ce1"/>
          <table:table-cell office:value-type="string" table:style-name="ce2">
            <text:p>tijd per MHz per cpu%</text:p>
          </table:table-cell>
          <table:table-cell office:value-type="float" office:value="2.6075286612704237E-4" table:formula="of:=[.I7]/[.I5]" table:style-name="ce1">
            <text:p>0,000260753</text:p>
          </table:table-cell>
          <table:table-cell office:value-type="float" office:value="1.4900648040856617E-3" table:formula="of:=[.J7]/[.J5]" table:style-name="ce1">
            <text:p>0,001490065</text:p>
          </table:table-cell>
          <table:table-cell office:value-type="float" office:value="3.8685415549268979E-3" table:formula="of:=[.K7]/[.K5]" table:style-name="ce1">
            <text:p>0,003868542</text:p>
          </table:table-cell>
          <table:table-cell office:value-type="float" office:value="3.74533065145109E-3" table:formula="of:=[.L7]/[.L5]" table:style-name="ce1">
            <text:p>0,003745331</text:p>
          </table:table-cell>
          <table:table-cell office:value-type="float" office:value="1.2141176470588235E-4" table:formula="of:=[.M7]/[.M5]" table:style-name="ce1">
            <text:p>0,000121412</text:p>
          </table:table-cell>
          <table:table-cell office:value-type="float" office:value="4.408969973394147E-4" table:formula="of:=[.N7]/[.N5]" table:style-name="ce1">
            <text:p>0,000440897</text:p>
          </table:table-cell>
          <table:table-cell office:value-type="float" office:value="1.3675524475524478E-3" table:formula="of:=[.O7]/[.O5]" table:style-name="ce1">
            <text:p>0,001367552</text:p>
          </table:table-cell>
          <table:table-cell office:value-type="float" office:value="1.3007058823529412E-3" table:formula="of:=[.P7]/[.P5]" table:style-name="ce1">
            <text:p>0,001300706</text:p>
          </table:table-cell>
          <table:table-cell office:value-type="float" office:value="2.7128813650121876E-4" table:formula="of:=[.Q7]/[.Q5]" table:style-name="ce1">
            <text:p>0,000271288</text:p>
          </table:table-cell>
          <table:table-cell office:value-type="float" office:value="3.379141365718547E-3" table:formula="of:=[.R7]/[.R5]" table:style-name="ce1">
            <text:p>0,003379141</text:p>
          </table:table-cell>
          <table:table-cell office:value-type="float" office:value="5.8572074698328104E-3" table:formula="of:=[.S7]/[.S5]" table:style-name="ce1">
            <text:p>0,005857207</text:p>
          </table:table-cell>
          <table:table-cell office:value-type="float" office:value="5.3487675880650636E-3" table:formula="of:=[.T7]/[.T5]" table:style-name="ce1">
            <text:p>0,005348768</text:p>
          </table:table-cell>
          <table:table-cell office:value-type="float" office:value="1.3564878048780488E-4" table:formula="of:=[.U7]/[.U5]" table:style-name="ce1">
            <text:p>0,000135649</text:p>
          </table:table-cell>
          <table:table-cell office:value-type="float" office:value="3.6483807005948444E-3" table:formula="of:=[.V7]/[.V5]" table:style-name="ce1">
            <text:p>0,003648381</text:p>
          </table:table-cell>
          <table:table-cell office:value-type="float" office:value="2.9208926000147007E-3" table:formula="of:=[.W7]/[.W5]" table:style-name="ce1">
            <text:p>0,002920893</text:p>
          </table:table-cell>
          <table:table-cell office:value-type="float" office:value="2.772235294117647E-3" table:formula="of:=[.X7]/[.X5]" table:style-name="ce1">
            <text:p>0,002772235</text:p>
          </table:table-cell>
          <table:table-cell office:value-type="float" office:value="1.0011428571428572E-4" table:formula="of:=[.Y7]/[.Y5]" table:style-name="ce1">
            <text:p>0,000100114</text:p>
          </table:table-cell>
          <table:table-cell office:value-type="float" office:value="3.9928129367139147E-5" table:formula="of:=[.Z7]/[.Z5]" table:style-name="ce1">
            <text:p>3,99281E-05</text:p>
          </table:table-cell>
          <table:table-cell office:value-type="float" office:value="1.1714685314685315E-3" table:formula="of:=[.AA7]/[.AA5]" table:style-name="ce1">
            <text:p>0,001171469</text:p>
          </table:table-cell>
          <table:table-cell office:value-type="float" office:value="1.0484705882352942E-3" table:formula="of:=[.AB7]/[.AB5]" table:style-name="ce1">
            <text:p>0,001048471</text:p>
          </table:table-cell>
          <table:table-cell office:value-type="float" office:value="6.7421650568039631E-3" table:formula="of:=[.AC7]/[.AC5]" table:style-name="ce1">
            <text:p>0,006742165</text:p>
          </table:table-cell>
          <table:table-cell office:value-type="float" office:value="0.30264861683343147" table:formula="of:=[.AD7]/[.AD5]" table:style-name="ce1">
            <text:p>0,302648617</text:p>
          </table:table-cell>
          <table:table-cell office:value-type="float" office:value="0.12660312008169602" table:formula="of:=[.AE7]/[.AE5]" table:style-name="ce1">
            <text:p>0,12660312</text:p>
          </table:table-cell>
          <table:table-cell office:value-type="float" office:value="0.11343963126073878" table:formula="of:=[.AF7]/[.AF5]" table:style-name="ce1">
            <text:p>0,113439631</text:p>
          </table:table-cell>
          <table:table-cell office:value-type="float" office:value="4.3298214374041653E-2" table:formula="of:=[.AG7]/[.AG5]" table:style-name="ce1">
            <text:p>0,043298214</text:p>
          </table:table-cell>
          <table:table-cell office:value-type="float" office:value="0.74388254486133776" table:formula="of:=[.AH7]/[.AH5]" table:style-name="ce1">
            <text:p>0,743882545</text:p>
          </table:table-cell>
          <table:table-cell office:value-type="float" office:value="0.13035750023058357" table:formula="of:=[.AI7]/[.AI5]" table:style-name="ce1">
            <text:p>0,1303575</text:p>
          </table:table-cell>
          <table:table-cell office:value-type="float" office:value="0.24389522577073094" table:formula="of:=[.AJ7]/[.AJ5]" table:style-name="ce1">
            <text:p>0,243895226</text:p>
          </table:table-cell>
          <table:table-cell office:value-type="float" office:value="5.4787017117201384E-3" table:formula="of:=[.AK7]/[.AK5]" table:style-name="ce1">
            <text:p>0,005478702</text:p>
          </table:table-cell>
          <table:table-cell office:value-type="float" office:value="2.2529176658673065E-2" table:formula="of:=[.AL7]/[.AL5]" table:style-name="ce1">
            <text:p>0,022529177</text:p>
          </table:table-cell>
          <table:table-cell office:value-type="float" office:value="1.8435207958642383E-2" table:formula="of:=[.AM7]/[.AM5]" table:style-name="ce1">
            <text:p>0,018435208</text:p>
          </table:table-cell>
          <table:table-cell office:value-type="float" office:value="2.6066657655169169E-2" table:formula="of:=[.AN7]/[.AN5]" table:style-name="ce1">
            <text:p>0,026066658</text:p>
          </table:table-cell>
          <table:table-cell office:value-type="float" office:value="2.3046808510638295" table:formula="of:=[.AO7]/[.AO5]" table:style-name="ce1">
            <text:p>2,304680851</text:p>
          </table:table-cell>
          <table:table-cell office:value-type="float" office:value="0.22833333333333333" table:formula="of:=[.AP7]/[.AP5]" table:style-name="ce1">
            <text:p>0,228333333</text:p>
          </table:table-cell>
          <table:table-cell office:value-type="float" office:value="6.3337307692307698" table:formula="of:=[.AQ7]/[.AQ5]" table:style-name="ce1">
            <text:p>6,333730769</text:p>
          </table:table-cell>
          <table:table-cell office:value-type="float" office:value="10.834371040723983" table:formula="of:=[.AR7]/[.AR5]" table:style-name="ce1">
            <text:p>10,83437104</text:p>
          </table:table-cell>
          <table:table-cell table:number-columns-repeated="16340"/>
        </table:table-row>
        <table:table-row table:style-name="ro1">
          <table:table-cell table:number-columns-repeated="7" table:style-name="ce1"/>
          <table:table-cell office:value-type="string" table:style-name="ce2">
            <text:p>tijd per MHz per cpu% per $</text:p>
          </table:table-cell>
          <table:table-cell office:value-type="float" office:value="2.8972540680782485E-7" table:formula="of:=[.I10]/[.$F$10]" table:style-name="ce1">
            <text:p>2,89725E-07</text:p>
          </table:table-cell>
          <table:table-cell office:value-type="float" office:value="3.5905176002064135E-5" table:formula="of:=[.J10]/[.$E$10]" table:style-name="ce1">
            <text:p>3,59052E-05</text:p>
          </table:table-cell>
          <table:table-cell office:value-type="float" office:value="3.9076177322493918E-5" table:formula="of:=[.K10]/[.$D$10]" table:style-name="ce1">
            <text:p>3,90762E-05</text:p>
          </table:table-cell>
          <table:table-cell office:value-type="float" office:value="2.4970535712054734E-5" table:formula="of:=[.L10]/[.$C$10]" table:style-name="ce1">
            <text:p>2,49705E-05</text:p>
          </table:table-cell>
          <table:table-cell office:value-type="float" office:value="1.3490196078431372E-7" table:formula="of:=[.M10]/[.$F$10]" table:style-name="ce1">
            <text:p>1,34902E-07</text:p>
          </table:table-cell>
          <table:table-cell office:value-type="float" office:value="1.0624024032275053E-5" table:formula="of:=[.N10]/[.$E$10]" table:style-name="ce1">
            <text:p>1,0624E-05</text:p>
          </table:table-cell>
          <table:table-cell office:value-type="float" office:value="1.3813661086388361E-5" table:formula="of:=[.O10]/[.$D$10]" table:style-name="ce1">
            <text:p>1,38137E-05</text:p>
          </table:table-cell>
          <table:table-cell office:value-type="float" office:value="8.6719506790648781E-6" table:formula="of:=[.P10]/[.$C$10]" table:style-name="ce1">
            <text:p>8,67195E-06</text:p>
          </table:table-cell>
          <table:table-cell office:value-type="float" office:value="3.0143126277913197E-7" table:formula="of:=[.Q10]/[.$F$10]" table:style-name="ce1">
            <text:p>3,01431E-07</text:p>
          </table:table-cell>
          <table:table-cell office:value-type="float" office:value="8.1425093149844501E-5" table:formula="of:=[.R10]/[.$E$10]" table:style-name="ce1">
            <text:p>8,14251E-05</text:p>
          </table:table-cell>
          <table:table-cell office:value-type="float" office:value="5.9163711816493033E-5" table:formula="of:=[.S10]/[.$D$10]" table:style-name="ce1">
            <text:p>5,91637E-05</text:p>
          </table:table-cell>
          <table:table-cell office:value-type="float" office:value="3.5660827975632128E-5" table:formula="of:=[.T10]/[.$C$10]" table:style-name="ce1">
            <text:p>3,56608E-05</text:p>
          </table:table-cell>
          <table:table-cell office:value-type="float" office:value="1.5072086720867208E-7" table:formula="of:=[.U10]/[.$F$10]" table:style-name="ce1">
            <text:p>1,50721E-07</text:p>
          </table:table-cell>
          <table:table-cell office:value-type="float" office:value="8.791278796614083E-5" table:formula="of:=[.V10]/[.$E$10]" table:style-name="ce1">
            <text:p>8,79128E-05</text:p>
          </table:table-cell>
          <table:table-cell office:value-type="float" office:value="2.9503965656714149E-5" table:formula="of:=[.W10]/[.$D$10]" table:style-name="ce1">
            <text:p>2,9504E-05</text:p>
          </table:table-cell>
          <table:table-cell office:value-type="float" office:value="1.8482800814171923E-5" table:formula="of:=[.X10]/[.$C$10]" table:style-name="ce1">
            <text:p>1,84828E-05</text:p>
          </table:table-cell>
          <table:table-cell office:value-type="float" office:value="1.1123809523809525E-7" table:formula="of:=[.Y10]/[.$F$10]" table:style-name="ce1">
            <text:p>1,11238E-07</text:p>
          </table:table-cell>
          <table:table-cell office:value-type="float" office:value="9.6212359920817213E-7" table:formula="of:=[.Z10]/[.$E$10]" table:style-name="ce1">
            <text:p>9,62124E-07</text:p>
          </table:table-cell>
          <table:table-cell office:value-type="float" office:value="1.1833015469379106E-5" table:formula="of:=[.AA10]/[.$D$10]" table:style-name="ce1">
            <text:p>1,1833E-05</text:p>
          </table:table-cell>
          <table:table-cell office:value-type="float" office:value="6.9902699395645984E-6" table:formula="of:=[.AB10]/[.$C$10]" table:style-name="ce1">
            <text:p>6,99027E-06</text:p>
          </table:table-cell>
          <table:table-cell office:value-type="float" office:value="7.4912945075599593E-6" table:formula="of:=[.AC10]/[.$F$10]" table:style-name="ce1">
            <text:p>7,49129E-06</text:p>
          </table:table-cell>
          <table:table-cell office:value-type="float" office:value="7.2927377550224453E-3" table:formula="of:=[.AD10]/[.$E$10]" table:style-name="ce1">
            <text:p>0,007292738</text:p>
          </table:table-cell>
          <table:table-cell office:value-type="float" office:value="1.2788193947646063E-3" table:formula="of:=[.AE10]/[.$D$10]" table:style-name="ce1">
            <text:p>0,001278819</text:p>
          </table:table-cell>
          <table:table-cell office:value-type="float" office:value="7.5631462938021712E-4" table:formula="of:=[.AF10]/[.$C$10]" table:style-name="ce1">
            <text:p>0,000756315</text:p>
          </table:table-cell>
          <table:table-cell office:value-type="float" office:value="4.8109127082268506E-5" table:formula="of:=[.AG10]/[.$F$10]" table:style-name="ce1">
            <text:p>4,81091E-05</text:p>
          </table:table-cell>
          <table:table-cell office:value-type="float" office:value="1.7924880599068379E-2" table:formula="of:=[.AH10]/[.$E$10]" table:style-name="ce1">
            <text:p>0,017924881</text:p>
          </table:table-cell>
          <table:table-cell office:value-type="float" office:value="1.3167424265715512E-3" table:formula="of:=[.AI10]/[.$D$10]" table:style-name="ce1">
            <text:p>0,001316742</text:p>
          </table:table-cell>
          <table:table-cell office:value-type="float" office:value="1.6260765769100002E-3" table:formula="of:=[.AJ10]/[.$C$10]" table:style-name="ce1">
            <text:p>0,001626077</text:p>
          </table:table-cell>
          <table:table-cell office:value-type="float" office:value="6.0874463463557095E-6" table:formula="of:=[.AK10]/[.$F$10]" table:style-name="ce1">
            <text:p>6,08745E-06</text:p>
          </table:table-cell>
          <table:table-cell office:value-type="float" office:value="5.4287172671501358E-4" table:formula="of:=[.AL10]/[.$E$10]" table:style-name="ce1">
            <text:p>0,000542872</text:p>
          </table:table-cell>
          <table:table-cell office:value-type="float" office:value="1.8621422180446851E-4" table:formula="of:=[.AM10]/[.$D$10]" table:style-name="ce1">
            <text:p>0,000186214</text:p>
          </table:table-cell>
          <table:table-cell office:value-type="float" office:value="1.7378930365470477E-4" table:formula="of:=[.AN10]/[.$C$10]" table:style-name="ce1">
            <text:p>0,000173789</text:p>
          </table:table-cell>
          <table:table-cell office:value-type="float" office:value="2.5607565011820329E-3" table:formula="of:=[.AO10]/[.$F$10]" table:style-name="ce1">
            <text:p>0,002560757</text:p>
          </table:table-cell>
          <table:table-cell office:value-type="float" office:value="5.5020080321285143E-3" table:formula="of:=[.AP10]/[.$E$10]" table:style-name="ce1">
            <text:p>0,005502008</text:p>
          </table:table-cell>
          <table:table-cell office:value-type="float" office:value="6.3977078477078481E-2" table:formula="of:=[.AQ10]/[.$D$10]" table:style-name="ce1">
            <text:p>0,063977078</text:p>
          </table:table-cell>
          <table:table-cell office:value-type="float" office:value="7.2233955868551122E-2" table:formula="of:=[.AR10]/[.$C$10]" table:style-name="ce1">
            <text:p>0,072233956</text:p>
          </table:table-cell>
          <table:table-cell table:number-columns-repeated="16340"/>
        </table:table-row>
        <table:table-row table:number-rows-repeated="8" table:style-name="ro1">
          <table:table-cell table:number-columns-repeated="16384"/>
        </table:table-row>
        <table:table-row table:style-name="ro1">
          <table:table-cell table:number-columns-repeated="8"/>
          <table:table-cell table:style-name="ce1">
            <draw:frame draw:z-index="1" draw:id="id0" draw:style-name="a0" draw:name="Chart 1" svg:x="0.27604in" svg:y="0.04687in" svg:width="5.04167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5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arno plaetinck</meta:initial-creator>
    <dc:creator>arno plaetinck</dc:creator>
    <meta:creation-date>2020-03-26T10:00:59Z</meta:creation-date>
    <dc:date>2020-03-27T04:29:5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ffffff" svg:stroke-opacity="100%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DL03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ffffff" svg:stroke-opacity="100%"/>
    </style:style>
    <style:style style:family="chart" style:name="Axs0" style:data-style-name="N0">
      <style:chart-properties chart:gap-width="219" chart:overlap="-27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2" text:class-names="" text:cond-style-name="">;<text:s text:c="1"/></text:p>
        </chart:label-separator>
      </style:chart-properties>
      <style:graphic-properties draw:fill="solid" draw:fill-color="#4472c4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3" text:class-names="" text:cond-style-name="">;<text:s text:c="1"/></text:p>
        </chart:label-separator>
      </style:chart-properties>
      <style:graphic-properties draw:fill="solid" draw:fill-color="#ed7d31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4" text:class-names="" text:cond-style-name="">;<text:s text:c="1"/></text:p>
        </chart:label-separator>
      </style:chart-properties>
      <style:graphic-properties draw:fill="solid" draw:fill-color="#a5a5a5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 chart:label-position="outside">
        <chart:label-separator>
          <text:p text:style-name="a5" text:class-names="" text:cond-style-name="">;<text:s text:c="1"/></text:p>
        </chart:label-separator>
      </style:chart-properties>
      <style:graphic-properties draw:fill="solid" draw:fill-color="#ffc000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3.0002362204725pt" chart:style-name="Crt0">
        <chart:legend chart:legend-position="end" chart:legend-align="center" chart:style-name="Lgnd"/>
        <chart:plot-area svg:x="22.15417322834646pt" svg:y="13.50748031496063pt" svg:width="282.8399212598425pt" svg:height="184.2874803149606pt" chart:style-name="Plt0">
          <chart:axis chart:dimension="y" chart:name="primary-y" chart:style-name="Axs0">
            <chart:title chart:style-name="AT00">
              <text:p text:style-name="a0" text:class-names="" text:cond-style-name="">Axis Title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1" text:class-names="" text:cond-style-name="">Axis Title</text:p>
            </chart:title>
          </chart:axis>
          <chart:series chart:label-cell-address="Sheet1.$I$3" chart:values-cell-range-address="Sheet1.$I$10" chart:class="chart:bar" chart:attached-axis="primary-y" chart:style-name="G0S0">
            <chart:data-label chart:style-name="DL00"/>
            <chart:data-point/>
          </chart:series>
          <chart:series chart:label-cell-address="Sheet1.$K$3" chart:values-cell-range-address="Sheet1.$K$10" chart:class="chart:bar" chart:attached-axis="primary-y" chart:style-name="G0S1">
            <chart:data-label chart:style-name="DL01"/>
            <chart:data-point/>
          </chart:series>
          <chart:series chart:label-cell-address="Sheet1.$L$3" chart:values-cell-range-address="Sheet1.$L$10" chart:class="chart:bar" chart:attached-axis="primary-y" chart:style-name="G0S2">
            <chart:data-label chart:style-name="DL02"/>
            <chart:data-point/>
          </chart:series>
          <chart:series chart:label-cell-address="Sheet1.$J$3" chart:values-cell-range-address="Sheet1.$K$11" chart:class="chart:bar" chart:attached-axis="primary-y" chart:style-name="G0S3">
            <chart:data-label chart:style-name="DL03"/>
            <chart:data-point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